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9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0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9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9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9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9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9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9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9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9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4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4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4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4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4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4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4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JP3,4,5,6,7,8,9</text:p>
          </table:table-cell>
          <table:table-cell table:style-name="ce6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Vishay Dale</text:p>
          </table:table-cell>
          <table:table-cell table:style-name="ce46" office:value-type="string">
            <text:p>CRCW25120000Z0EGHP</text:p>
          </table:table-cell>
          <table:table-cell table:style-name="ce61" office:value-type="string">
            <text:p>541-0.0RBCT-ND</text:p>
          </table:table-cell>
          <table:table-cell table:style-name="ce70" office:value-type="currency" office:currency="USD" office:value="1.581">
            <text:p>$1.58</text:p>
          </table:table-cell>
          <table:table-cell table:style-name="ce71" table:formula="of:=([.F34]*[.K34])" office:value-type="currency" office:currency="USD" office:value="11.067">
            <text:p>$11.07</text:p>
          </table:table-cell>
          <table:table-cell table:style-name="ce71" table:formula="of:=([.A34]*[.K34])" office:value-type="currency" office:currency="USD" office:value="3.162">
            <text:p>$3.1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9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9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8]*[.K38])" office:value-type="currency" office:currency="USD" office:value="0">
            <text:p>$0.00</text:p>
          </table:table-cell>
          <table:table-cell table:style-name="ce71" table:formula="of:=([.A38]*[.K38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1" office:value-type="currency" office:currency="USD" office:value="1.75">
            <text:p>$1.75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4" office:value-type="string">
            <text:p>VNN7NV0413PTR-E</text:p>
          </table:table-cell>
          <table:table-cell table:style-name="ce29" office:value-type="string">
            <text:p>MOSFET N-CH 40V 6A VNN7NV0413PTR-E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PTR-E</text:p>
          </table:table-cell>
          <table:table-cell table:style-name="ce23" office:value-type="string">
            <text:p>497-11714-1-ND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2]*[.K42])" office:value-type="currency" office:currency="USD" office:value="0">
            <text:p>$0.00</text:p>
          </table:table-cell>
          <table:table-cell table:style-name="ce71" table:formula="of:=([.A42]*[.K42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29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9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3]*[.K43])" office:value-type="currency" office:currency="USD" office:value="2.44">
            <text:p>$2.44</text:p>
          </table:table-cell>
          <table:table-cell table:style-name="ce71" table:formula="of:=([.A43]*[.K43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Q8</text:p>
          </table:table-cell>
          <table:table-cell table:style-name="ce23" office:value-type="string">
            <text:p>BTS6143D</text:p>
          </table:table-cell>
          <table:table-cell table:style-name="ce2" office:value-type="string">
            <text:p>IC SWITCH PWR HISIDE DPAK-5</text:p>
          </table:table-cell>
          <table:table-cell table:style-name="ce39" office:value-type="string">
            <text:p>DPAK-5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Infineon Technologies</text:p>
          </table:table-cell>
          <table:table-cell table:style-name="ce23" office:value-type="string">
            <text:p>BTS6143D</text:p>
          </table:table-cell>
          <table:table-cell table:style-name="ce23" office:value-type="string">
            <text:p>BTS6143DINCT-ND</text:p>
          </table:table-cell>
          <table:table-cell table:style-name="ce71" office:value-type="currency" office:currency="USD" office:value="3.1">
            <text:p>$3.10</text:p>
          </table:table-cell>
          <table:table-cell table:style-name="ce71" table:formula="of:=([.F44]*[.K44])" office:value-type="currency" office:currency="USD" office:value="0">
            <text:p>$0.00</text:p>
          </table:table-cell>
          <table:table-cell table:style-name="ce71" table:formula="of:=([.A44]*[.K44])" office:value-type="currency" office:currency="USD" office:value="3.1">
            <text:p>$3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37"/>
          <table:table-cell table:style-name="ce45" table:formula="of:=PRODUCT(4;[.A47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9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7]*[.K47])" office:value-type="currency" office:currency="USD" office:value="2.296">
            <text:p>$2.30</text:p>
          </table:table-cell>
          <table:table-cell table:style-name="ce71" table:formula="of:=([.A47]*[.K47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8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8]*[.K48])" office:value-type="currency" office:currency="USD" office:value="3.68">
            <text:p>$3.68</text:p>
          </table:table-cell>
          <table:table-cell table:style-name="ce73" table:formula="of:=([.A48]*[.K48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9" office:value-type="string">
            <text:p>RES 3.3K OHM 1/4W 0.1% AXIAL</text:p>
          </table:table-cell>
          <table:table-cell table:style-name="ce37"/>
          <table:table-cell table:style-name="ce45" table:formula="of:=PRODUCT(4;[.A4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9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9]*[.K49])" office:value-type="currency" office:currency="USD" office:value="2.2">
            <text:p>$2.20</text:p>
          </table:table-cell>
          <table:table-cell table:style-name="ce71" table:formula="of:=([.A49]*[.K4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50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9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0]*[.K50])" office:value-type="currency" office:currency="USD" office:value="6.5888">
            <text:p>$6.59</text:p>
          </table:table-cell>
          <table:table-cell table:style-name="ce71" table:formula="of:=([.A50]*[.K50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51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51]*[.K51])" office:value-type="currency" office:currency="USD" office:value="5.7">
            <text:p>$5.70</text:p>
          </table:table-cell>
          <table:table-cell table:style-name="ce71" table:formula="of:=([.A51]*[.K51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2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29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2]*[.K52])" office:value-type="currency" office:currency="USD" office:value="3.78">
            <text:p>$3.78</text:p>
          </table:table-cell>
          <table:table-cell table:style-name="ce71" table:formula="of:=([.A52]*[.K52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3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3]*[.K53])" office:value-type="currency" office:currency="USD" office:value="1.6">
            <text:p>$1.60</text:p>
          </table:table-cell>
          <table:table-cell table:style-name="ce73" table:formula="of:=([.G53]*[.K53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4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9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4]*[.K54])" office:value-type="currency" office:currency="USD" office:value="23.04">
            <text:p>$23.04</text:p>
          </table:table-cell>
          <table:table-cell table:style-name="ce71" table:formula="of:=([.A54]*[.K54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6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6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6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6]*[.K56])" office:value-type="currency" office:currency="USD" office:value="0">
            <text:p>$0.00</text:p>
          </table:table-cell>
          <table:table-cell table:style-name="ce74" table:formula="of:=([.A56]*[.K56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6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7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7]*[.K57])" office:value-type="currency" office:currency="USD" office:value="0">
            <text:p>$0.00</text:p>
          </table:table-cell>
          <table:table-cell table:style-name="ce74" table:formula="of:=([.A57]*[.K57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9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8]*[.K58])" office:value-type="currency" office:currency="USD" office:value="2.2">
            <text:p>$2.20</text:p>
          </table:table-cell>
          <table:table-cell table:style-name="ce71" table:formula="of:=([.A58]*[.K58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9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9]*[.K59])" office:value-type="currency" office:currency="USD" office:value="2.2">
            <text:p>$2.20</text:p>
          </table:table-cell>
          <table:table-cell table:style-name="ce71" table:formula="of:=([.A59]*[.K59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60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60]*[.K60])" office:value-type="currency" office:currency="USD" office:value="3.408">
            <text:p>$3.41</text:p>
          </table:table-cell>
          <table:table-cell table:style-name="ce71" table:formula="of:=([.A60]*[.K60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7" office:value-type="string">
            <text:p>RES 160 OHM 2W 1% AXIAL</text:p>
          </table:table-cell>
          <table:table-cell table:style-name="ce38"/>
          <table:table-cell table:style-name="ce45" table:formula="of:=PRODUCT(4;[.A61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7" office:value-type="string">
            <text:p>FMP200FRF52-160R</text:p>
          </table:table-cell>
          <table:table-cell table:style-name="ce27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61]*[.K61])" office:value-type="currency" office:currency="USD" office:value="4.32">
            <text:p>$4.32</text:p>
          </table:table-cell>
          <table:table-cell table:style-name="ce71" table:formula="of:=([.A61]*[.K61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7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2]*[.K62])" office:value-type="currency" office:currency="USD" office:value="4.08">
            <text:p>$4.08</text:p>
          </table:table-cell>
          <table:table-cell table:style-name="ce71" table:formula="of:=([.A62]*[.K62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3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7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3]*[.K63])" office:value-type="currency" office:currency="USD" office:value="2.52">
            <text:p>$2.52</text:p>
          </table:table-cell>
          <table:table-cell table:style-name="ce71" table:formula="of:=([.A63]*[.K63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4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7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4]*[.K64])" office:value-type="currency" office:currency="USD" office:value="2.52">
            <text:p>$2.52</text:p>
          </table:table-cell>
          <table:table-cell table:style-name="ce71" table:formula="of:=([.A64]*[.K64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7]*[.K67])" office:value-type="currency" office:currency="USD" office:value="0">
            <text:p>$0.00</text:p>
          </table:table-cell>
          <table:table-cell table:style-name="ce71" table:formula="of:=([.A67]*[.K67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8]*[.K68])" office:value-type="currency" office:currency="USD" office:value="13.44">
            <text:p>$13.44</text:p>
          </table:table-cell>
          <table:table-cell table:style-name="ce71" table:formula="of:=([.A68]*[.K68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7" office:value-type="string">
            <text:p>SP900S-0.009-AC-54</text:p>
          </table:table-cell>
          <table:table-cell table:style-name="ce29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9]*[.K69])" office:value-type="currency" office:currency="USD" office:value="1.44">
            <text:p>$1.44</text:p>
          </table:table-cell>
          <table:table-cell table:style-name="ce71" table:formula="of:=([.A69]*[.K69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7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7" office:value-type="string">
            <text:p>7721-7PPSG</text:p>
          </table:table-cell>
          <table:table-cell table:style-name="ce29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70]*[.K70])" office:value-type="currency" office:currency="USD" office:value="1.84">
            <text:p>$1.84</text:p>
          </table:table-cell>
          <table:table-cell table:style-name="ce71" table:formula="of:=([.A70]*[.K70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9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71]*[.K71])" office:value-type="currency" office:currency="USD" office:value="15.52">
            <text:p>$15.52</text:p>
          </table:table-cell>
          <table:table-cell table:style-name="ce71" table:formula="of:=([.A71]*[.K71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2]*[.K72])" office:value-type="currency" office:currency="USD" office:value="14.36">
            <text:p>$14.36</text:p>
          </table:table-cell>
          <table:table-cell table:style-name="ce71" table:formula="of:=([.A72]*[.K72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4]*[.K74])" office:value-type="currency" office:currency="USD" office:value="18">
            <text:p>$18.00</text:p>
          </table:table-cell>
          <table:table-cell table:style-name="ce71" table:formula="of:=([.A74]*[.K74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Analog Devices</text:p>
          </table:table-cell>
          <table:table-cell table:style-name="ce27" office:value-type="string">
            <text:p>ADUM3201BRZ</text:p>
          </table:table-cell>
          <table:table-cell table:style-name="ce27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5]*[.K75])" office:value-type="currency" office:currency="USD" office:value="14.52">
            <text:p>$14.52</text:p>
          </table:table-cell>
          <table:table-cell table:style-name="ce71" table:formula="of:=([.A75]*[.K75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7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4AVOA</text:p>
          </table:table-cell>
          <table:table-cell table:style-name="ce53" office:value-type="string">
            <text:p>TC4424AVOA-ND</text:p>
          </table:table-cell>
          <table:table-cell table:style-name="ce70" office:value-type="currency" office:currency="USD" office:value="1.98">
            <text:p>$1.98</text:p>
          </table:table-cell>
          <table:table-cell table:style-name="ce71" table:formula="of:=([.F76]*[.K76])" office:value-type="currency" office:currency="USD" office:value="15.84">
            <text:p>$15.84</text:p>
          </table:table-cell>
          <table:table-cell table:style-name="ce71" table:formula="of:=([.A76]*[.K76])" office:value-type="currency" office:currency="USD" office:value="3.96">
            <text:p>$3.9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Freescale Semiconductor</text:p>
          </table:table-cell>
          <table:table-cell table:style-name="ce27" office:value-type="string">
            <text:p>MPXA6115AC6U</text:p>
          </table:table-cell>
          <table:table-cell table:style-name="ce27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7]*[.K77])" office:value-type="currency" office:currency="USD" office:value="0">
            <text:p>$0.00</text:p>
          </table:table-cell>
          <table:table-cell table:style-name="ce71" table:formula="of:=([.A77]*[.K77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7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7" office:value-type="string">
            <text:p>Texas Instruments</text:p>
          </table:table-cell>
          <table:table-cell table:style-name="ce27" office:value-type="string">
            <text:p>TL431BQDBZR</text:p>
          </table:table-cell>
          <table:table-cell table:style-name="ce27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8]*[.K78])" office:value-type="currency" office:currency="USD" office:value="2.88">
            <text:p>$2.88</text:p>
          </table:table-cell>
          <table:table-cell table:style-name="ce71" table:formula="of:=([.A78]*[.K78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8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81]*[.K81])" office:value-type="currency" office:currency="USD" office:value="4.48">
            <text:p>$4.48</text:p>
          </table:table-cell>
          <table:table-cell table:style-name="ce71" table:formula="of:=([.A81]*[.K81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80])" office:value-type="currency" office:currency="USD" office:value="219.5982">
            <text:p>$219.60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4]*[.K84])" office:value-type="currency" office:currency="USD" office:value="0">
            <text:p>$0.00</text:p>
          </table:table-cell>
          <table:table-cell table:style-name="ce71" table:formula="of:=([.A84]*[.K84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7]*[.K87])" office:value-type="currency" office:currency="USD" office:value="0">
            <text:p>$0.00</text:p>
          </table:table-cell>
          <table:table-cell table:style-name="ce71" table:formula="of:=([.A87]*[.K87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2:.M87])" office:value-type="currency" office:currency="USD" office:value="242.7782">
            <text:p>$242.78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81])" office:value-type="currency" office:currency="USD" office:value="341.1668">
            <text:p>$341.17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8" table:number-columns-repeated="2"/>
          <table:table-cell table:style-name="ce43"/>
          <table:table-cell table:style-name="ce28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3:Sheet1.AMI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9/21/2013</text:date>, <text:time>02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9-21T02:42:50</dc:date>
    <meta:editing-cycles>500</meta:editing-cycles>
    <meta:editing-duration>PT171H43M52S</meta:editing-duration>
    <meta:document-statistic meta:table-count="1" meta:cell-count="880" meta:object-count="0"/>
  </office:meta>
</office:document-meta>
</file>